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Bitstream Vera Sans1" svg:font-family="'Bitstream Vera Sans'" style:font-pitch="variable"/>
    <style:font-face style:name="Tahoma" svg:font-family="Tahoma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701in"/>
    </style:style>
    <style:style style:name="co2" style:family="table-column">
      <style:table-column-properties fo:break-before="auto" style:column-width="1.0193in"/>
    </style:style>
    <style:style style:name="co3" style:family="table-column">
      <style:table-column-properties fo:break-before="auto" style:column-width="3.2575in"/>
    </style:style>
    <style:style style:name="co4" style:family="table-column">
      <style:table-column-properties fo:break-before="auto" style:column-width="1.1228in"/>
    </style:style>
    <style:style style:name="co5" style:family="table-column">
      <style:table-column-properties fo:break-before="auto" style:column-width="0.7047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6134in"/>
    </style:style>
    <style:style style:name="co8" style:family="table-column">
      <style:table-column-properties fo:break-before="auto" style:column-width="3.5429in"/>
    </style:style>
    <style:style style:name="co9" style:family="table-column">
      <style:table-column-properties fo:break-before="auto" style:column-width="1.5984in"/>
    </style:style>
    <style:style style:name="co10" style:family="table-column">
      <style:table-column-properties fo:break-before="auto" style:column-width="0.7339in"/>
    </style:style>
    <style:style style:name="co11" style:family="table-column">
      <style:table-column-properties fo:break-before="auto" style:column-width="1.2098in"/>
    </style:style>
    <style:style style:name="co12" style:family="table-column">
      <style:table-column-properties fo:break-before="auto" style:column-width="1.2783in"/>
    </style:style>
    <style:style style:name="co13" style:family="table-column">
      <style:table-column-properties fo:break-before="auto" style:column-width="1.40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102in" fo:break-before="auto" style:use-optimal-row-height="true"/>
    </style:style>
    <style:style style:name="ro3" style:family="table-row">
      <style:table-row-properties style:row-height="0.1874in" fo:break-before="auto" style:use-optimal-row-height="fals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1744in" fo:break-before="auto" style:use-optimal-row-height="false"/>
    </style:style>
    <style:style style:name="ro7" style:family="table-row">
      <style:table-row-properties style:row-height="0.1634in" fo:break-before="auto" style:use-optimal-row-height="false"/>
    </style:style>
    <style:style style:name="ro8" style:family="table-row">
      <style:table-row-properties style:row-height="0.1854in" fo:break-before="auto" style:use-optimal-row-height="false"/>
    </style:style>
    <style:style style:name="ta1" style:family="table" style:master-page-name="PageStyle_5f_Category_20_Ranking">
      <style:table-properties table:display="true" style:writing-mode="lr-tb"/>
    </style:style>
    <style:style style:name="ta2" style:family="table" style:master-page-name="PageStyle_5f_Category_20_Rating_20_and_20_Metrics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Page_20_Summary_20_Headings" style:data-style-name="N0">
      <style:table-cell-properties style:cell-protect="protected" style:print-content="true" style:diagonal-bl-tr="none" style:diagonal-tl-br="none" fo:border="none"/>
      <style:text-properties style:text-position=""/>
    </style:style>
    <style:style style:name="ce2" style:family="table-cell" style:parent-style-name="Page_20_Summary_20_Content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text-position="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fo:border="none"/>
      <style:text-properties style:text-position=""/>
    </style:style>
    <style:style style:name="ce4" style:family="table-cell" style:parent-style-name="Category_20_Summary_20_Headings" style:data-style-name="N0">
      <style:table-cell-properties style:cell-protect="protected" style:print-content="true" style:diagonal-bl-tr="none" style:diagonal-tl-br="none" fo:border="none"/>
      <style:text-properties style:text-position=""/>
    </style:style>
    <style:style style:name="ce5" style:family="table-cell" style:parent-style-name="Editable_20_Cell" style:data-style-name="N0">
      <style:table-cell-properties style:cell-protect="protected" style:print-content="true" style:diagonal-bl-tr="none" style:diagonal-tl-br="none" fo:border="none"/>
      <style:text-properties style:text-position=""/>
    </style:style>
    <style:style style:name="ce6" style:family="table-cell" style:parent-style-name="Total_20_Summary_20_Headings" style:data-style-name="N0">
      <style:table-cell-properties style:cell-protect="protected" style:print-content="true" style:diagonal-bl-tr="none" style:diagonal-tl-br="none" fo:border="none"/>
      <style:text-properties style:text-position=""/>
    </style:style>
    <style:style style:name="ce7" style:family="table-cell" style:parent-style-name="Page_20_Summary_20_Content" style:data-style-name="N0">
      <style:table-cell-properties style:cell-protect="protected" style:print-content="true" style:diagonal-bl-tr="none" style:diagonal-tl-br="none" fo:border="none"/>
      <style:text-properties style:text-position=""/>
    </style:style>
    <style:style style:name="ce8" style:family="table-cell" style:parent-style-name="Editable_20_Cell" style:data-style-name="N11">
      <style:table-cell-properties style:cell-protect="protected" style:print-content="true" style:diagonal-bl-tr="none" style:diagonal-tl-br="none" fo:border="none"/>
      <style:text-properties style:text-position=""/>
    </style:style>
    <style:style style:name="ce9" style:family="table-cell" style:parent-style-name="Total_20_Summary_20_Values" style:data-style-name="N11">
      <style:table-cell-properties style:cell-protect="protected" style:print-content="true" style:diagonal-bl-tr="none" style:diagonal-tl-br="none" fo:border="none"/>
      <style:text-properties style:text-position=""/>
    </style:style>
    <style:style style:name="ce10" style:family="table-cell" style:parent-style-name="Page_20_Summary_20_Headings" style:data-style-name="N0">
      <style:table-cell-properties style:cell-protect="protected" style:print-content="true" style:diagonal-bl-tr="none" style:diagonal-tl-br="none" fo:border="none"/>
    </style:style>
    <style:style style:name="ce11" style:family="table-cell" style:parent-style-name="Page_20_Summary_20_Content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2" style:family="table-cell" style:parent-style-name="Default">
      <style:table-cell-properties fo:border="none"/>
    </style:style>
    <style:style style:name="ce13" style:family="table-cell" style:parent-style-name="Category_20_Summary_20_Headings" style:data-style-name="N0">
      <style:table-cell-properties style:cell-protect="protected" style:print-content="true" style:diagonal-bl-tr="none" style:diagonal-tl-br="none" fo:border="none"/>
    </style:style>
    <style:style style:name="ce14" style:family="table-cell" style:parent-style-name="Editable_20_Cell" style:data-style-name="N0">
      <style:table-cell-properties style:cell-protect="protected" style:print-content="true" style:diagonal-bl-tr="none" style:diagonal-tl-br="none" fo:border="none"/>
    </style:style>
    <style:style style:name="ce15" style:family="table-cell" style:parent-style-name="Total_20_Summary_20_Headings" style:data-style-name="N0">
      <style:table-cell-properties style:cell-protect="protected" style:print-content="true" style:diagonal-bl-tr="none" style:diagonal-tl-br="none" fo:border="none"/>
    </style:style>
    <style:style style:name="ce16" style:family="table-cell" style:parent-style-name="Page_20_Summary_20_Content" style:data-style-name="N0">
      <style:table-cell-properties style:cell-protect="protected" style:print-content="true" style:diagonal-bl-tr="none" style:diagonal-tl-br="none" fo:border="none"/>
    </style:style>
    <style:style style:name="ce17" style:family="table-cell" style:parent-style-name="Editable_20_Cell" style:data-style-name="N11">
      <style:table-cell-properties style:cell-protect="protected" style:print-content="true" style:diagonal-bl-tr="none" style:diagonal-tl-br="none" fo:border="none"/>
    </style:style>
    <style:style style:name="ce18" style:family="table-cell" style:parent-style-name="Total_20_Summary_20_Values" style:data-style-name="N11">
      <style:table-cell-properties style:cell-protect="protected" style:print-content="true" style:diagonal-bl-tr="none" style:diagonal-tl-br="none" fo:border="none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Page_20_Summary_20_Headings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Page_20_Summary_20_Conten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2" style:family="table-cell" style:parent-style-name="Page_20_Summary_20_Conten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3" style:family="table-cell" style:parent-style-name="Page_20_Summary_20_Conten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Category_20_Summary_20_Headings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Category_20_Summary_20_Content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Category_20_Summary_20_Headings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Category_20_Summary_20_Conten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9" style:family="table-cell" style:parent-style-name="Sub-Category_20_Summary_20_Headings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Sub-Category_20_Test_20_Headings" style:data-style-name="N0">
      <style:table-cell-properties style:cell-protect="protected" style:print-content="true" style:diagonal-bl-tr="none" style:diagonal-tl-br="none" fo:border="none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5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Sub-Category_20_Test_20_Headings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37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8" style:family="table-cell" style:parent-style-name="Sub-Category_20_Test_20_Headings" style:data-style-name="N0">
      <style:table-cell-properties style:cell-protect="protected" style:print-content="true" style:diagonal-bl-tr="none" style:diagonal-tl-br="none" fo:border="none"/>
      <style:text-properties fo:font-size="9pt" style:font-size-asian="9pt" style:font-size-complex="9pt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fo:font-size="9pt" style:font-size-asian="9pt" style:font-size-complex="9pt"/>
    </style:style>
    <style:style style:name="ce40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name-asian="Bitstream Vera Sans1" style:font-size-asian="9pt" style:font-style-asian="normal" style:font-weight-asian="normal" style:font-name-complex="Tahoma" style:font-size-complex="9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4" style:family="table-cell" style:parent-style-name="Sub-Category_20_Summary_20_Headings" style:data-style-name="N0">
      <style:table-cell-properties style:cell-protect="protected" style:print-content="true" style:diagonal-bl-tr="none" style:diagonal-tl-br="none" fo:border="none"/>
    </style:style>
    <style:style style:name="ce45" style:family="table-cell" style:parent-style-name="Editable_20_Cell" style:data-style-name="N11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6" style:family="table-cell" style:parent-style-name="Editable_20_Cell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Sub-Category_20_Test_20_Headings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</style:style>
    <style:style style:name="ce4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in" style:writing-mode="page"/>
      <style:text-properties fo:font-size="9pt" style:font-size-asian="9pt" style:font-size-complex="9pt"/>
    </style:style>
    <style:style style:name="ce50" style:family="table-cell" style:parent-style-name="Category_20_Summary_20_Content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name-asian="Bitstream Vera Sans1" style:font-size-asian="9pt" style:font-style-asian="normal" style:font-weight-asian="bold" style:font-name-complex="Tahoma" style:font-size-complex="9pt" style:font-style-complex="normal" style:font-weight-complex="bold"/>
    </style:style>
    <style:style style:name="ce5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53" style:family="table-cell" style:parent-style-name="Total_20_Summary_20_Headings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4" style:family="table-cell" style:parent-style-name="Page_20_Summary_20_Conten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Category Rankin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52" table:default-cell-style-name="Default"/>
        <table:table-row table:style-name="ro1" table:number-rows-repeated="4">
          <table:table-cell table:number-columns-repeated="256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Evaluated Technology</text:p>
          </table:table-cell>
          <table:covered-table-cell table:number-columns-repeated="2" table:style-name="ce1"/>
          <table:table-cell table:number-columns-repeated="252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MongoDB</text:p>
          </table:table-cell>
          <table:covered-table-cell table:number-columns-repeated="2" table:style-name="ce7"/>
          <table:table-cell table:number-columns-repeated="252"/>
        </table:table-row>
        <table:table-row table:style-name="ro1">
          <table:table-cell/>
          <table:table-cell table:style-name="ce3" table:number-columns-spanned="3" table:number-rows-spanned="1"/>
          <table:covered-table-cell table:number-columns-repeated="2"/>
          <table:table-cell table:number-columns-repeated="252"/>
        </table:table-row>
        <table:table-row table:style-name="ro1">
          <table:table-cell/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Weight</text:p>
          </table:table-cell>
          <table:table-cell table:number-columns-repeated="252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Métricas OOD</text:p>
          </table:table-cell>
          <table:table-cell table:style-name="ce8" office:value-type="percentage" office:value="0.3333" calcext:value-type="percentage">
            <text:p>33.33%</text:p>
          </table:table-cell>
          <table:table-cell table:number-columns-repeated="252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Métricas Estructurales</text:p>
          </table:table-cell>
          <table:table-cell table:style-name="ce8" office:value-type="percentage" office:value="0.3333" calcext:value-type="percentage">
            <text:p>33.33%</text:p>
          </table:table-cell>
          <table:table-cell table:number-columns-repeated="252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Métricas Formato</text:p>
          </table:table-cell>
          <table:table-cell table:style-name="ce8" office:value-type="percentage" office:value="0.3333" calcext:value-type="percentage">
            <text:p>33.33%</text:p>
          </table:table-cell>
          <table:table-cell table:number-columns-repeated="252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<text:s text:c="2"/></text:p>
          </table:table-cell>
          <table:covered-table-cell table:number-columns-repeated="2"/>
          <table:table-cell table:number-columns-repeated="252"/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Total Weight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9" table:formula="of:=SUM([.D9:.D11])" office:value-type="percentage" office:value="0.9999" calcext:value-type="percentage">
            <text:p>99.99%</text:p>
          </table:table-cell>
          <table:table-cell table:number-columns-repeated="252"/>
        </table:table-row>
      </table:table>
      <table:table table:name="Category Rating and Metrics" table:style-name="ta2" table:print-ranges="'Category Rating and Metrics'.A1:'Category Rating and Metrics'.G137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number-columns-repeated="249" table:default-cell-style-name="Default"/>
        <table:table-row table:style-name="ro3">
          <table:table-cell table:style-name="ce19" table:number-columns-repeated="7"/>
          <table:table-cell table:number-columns-repeated="249"/>
        </table:table-row>
        <table:table-row table:style-name="ro4">
          <table:table-cell table:style-name="ce19" table:number-columns-repeated="7"/>
          <table:table-cell table:number-columns-repeated="249"/>
        </table:table-row>
        <table:table-row table:style-name="ro1">
          <table:table-cell table:style-name="ce20" office:value-type="string" calcext:value-type="string" table:number-columns-spanned="6" table:number-rows-spanned="1">
            <text:p>An Open Source Software Code Quaility Model</text:p>
          </table:table-cell>
          <table:covered-table-cell table:number-columns-repeated="5" table:style-name="ce20"/>
          <table:table-cell table:style-name="ce53" office:value-type="string" calcext:value-type="string">
            <text:p>Quality</text:p>
          </table:table-cell>
          <table:table-cell table:number-columns-repeated="249"/>
        </table:table-row>
        <table:table-row table:style-name="ro2">
          <table:table-cell table:style-name="ce21" office:value-type="string" calcext:value-type="string" table:number-columns-spanned="6" table:number-rows-spanned="1">
            <text:p>MongoDb</text:p>
          </table:table-cell>
          <table:covered-table-cell table:number-columns-repeated="5" table:style-name="ce21"/>
          <table:table-cell table:style-name="ce54" table:formula="of:=SUM([.G8:.G137])" office:value-type="float" office:value="1.27757223" calcext:value-type="float">
            <text:p>1.28</text:p>
          </table:table-cell>
          <table:table-cell table:number-columns-repeated="249"/>
        </table:table-row>
        <table:table-row table:style-name="ro1">
          <table:table-cell table:style-name="ce22" table:number-columns-spanned="6" table:number-rows-spanned="1"/>
          <table:covered-table-cell table:number-columns-repeated="5" table:style-name="ce22"/>
          <table:table-cell table:style-name="ce19"/>
          <table:table-cell table:number-columns-repeated="249"/>
        </table:table-row>
        <table:table-row table:style-name="ro5">
          <table:table-cell table:style-name="ce23" table:number-columns-repeated="6"/>
          <table:table-cell table:style-name="ce19"/>
          <table:table-cell table:number-columns-repeated="249"/>
        </table:table-row>
        <table:table-row-group>
          <table:table-row table:style-name="ro1">
            <table:table-cell table:style-name="ce24" office:value-type="string" calcext:value-type="string">
              <text:p>Rank</text:p>
            </table:table-cell>
            <table:table-cell table:style-name="ce27" office:value-type="string" calcext:value-type="string" table:number-columns-spanned="3" table:number-rows-spanned="1">
              <text:p>Category Title</text:p>
            </table:table-cell>
            <table:covered-table-cell table:number-columns-repeated="2" table:style-name="ce27"/>
            <table:table-cell table:style-name="ce24" office:value-type="string" calcext:value-type="string">
              <text:p>Weight</text:p>
            </table:table-cell>
            <table:table-cell table:style-name="ce24" office:value-type="string" calcext:value-type="string">
              <text:p>Unweighted Rating</text:p>
            </table:table-cell>
            <table:table-cell table:style-name="ce53" office:value-type="string" calcext:value-type="string">
              <text:p>Weighted Rating</text:p>
            </table:table-cell>
            <table:table-cell table:number-columns-repeated="249"/>
          </table:table-row>
          <table:table-row table:style-name="ro1">
            <table:table-cell table:style-name="ce25" table:formula="of:=[$'Category Ranking'.B9]" office:value-type="float" office:value="1" calcext:value-type="float">
              <text:p>1</text:p>
            </table:table-cell>
            <table:table-cell table:style-name="ce28" office:value-type="string" calcext:value-type="string" table:number-columns-spanned="3" table:number-rows-spanned="1">
              <text:p>Métricas Diseño Orientado a Objetos</text:p>
            </table:table-cell>
            <table:covered-table-cell table:number-columns-repeated="2" table:style-name="ce28"/>
            <table:table-cell table:style-name="ce17" table:formula="of:=[$'Category Ranking'.D9]" office:value-type="percentage" office:value="0.3333" calcext:value-type="percentage">
              <text:p>33.33%</text:p>
            </table:table-cell>
            <table:table-cell table:style-name="ce50" table:formula="of:=SUM([.F11:.F53])" office:value-type="float" office:value="1.5" calcext:value-type="float">
              <text:p>1.5</text:p>
            </table:table-cell>
            <table:table-cell table:style-name="ce25" table:formula="of:=[.F8]*[.E8]" office:value-type="float" office:value="0.49995" calcext:value-type="float">
              <text:p>0.5</text:p>
            </table:table-cell>
            <table:table-cell table:number-columns-repeated="249"/>
          </table:table-row>
          <table:table-row-group>
            <table:table-row table:style-name="ro4">
              <table:table-cell table:style-name="ce25"/>
              <table:table-cell table:style-name="ce28" table:number-columns-repeated="4"/>
              <table:table-cell table:style-name="ce25" table:number-columns-repeated="2"/>
              <table:table-cell table:number-columns-repeated="249"/>
            </table:table-row>
            <table:table-row table:style-name="ro1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25"/>
              <table:table-cell table:number-columns-repeated="249"/>
            </table:table-row>
            <table:table-row table:style-name="ro1">
              <table:table-cell table:style-name="ce19"/>
              <table:table-cell table:style-name="ce26" office:value-type="string" calcext:value-type="string">
                <text:p>Número de Métodos por Clase</text:p>
              </table:table-cell>
              <table:table-cell table:style-name="ce14" office:value-type="string" calcext:value-type="string">
                <text:p>30-100</text:p>
              </table:table-cell>
              <table:table-cell table:style-name="ce45" office:value-type="percentage" office:value="0.25" calcext:value-type="percentage">
                <text:p>25.00%</text:p>
              </table:table-cell>
              <table:table-cell table:style-name="ce46" office:value-type="float" office:value="3" calcext:value-type="float">
                <text:p>3</text:p>
              </table:table-cell>
              <table:table-cell table:style-name="ce19" table:formula="of:=[.D11]*[.E11]" office:value-type="float" office:value="0.75" calcext:value-type="float">
                <text:p>0.75</text:p>
              </table:table-cell>
              <table:table-cell table:style-name="ce25"/>
              <table:table-cell table:number-columns-repeated="249"/>
            </table:table-row>
            <table:table-row-group>
              <table:table-row table:style-name="ro1">
                <table:table-cell table:style-name="ce19"/>
                <table:table-cell table:style-name="ce26" table:number-columns-repeated="5"/>
                <table:table-cell table:style-name="ce25"/>
                <table:table-cell table:number-columns-repeated="249"/>
              </table:table-row>
              <table:table-row table:style-name="ro4">
                <table:table-cell table:style-name="ce19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/>
                <table:table-cell table:style-name="ce25"/>
                <table:table-cell table:number-columns-repeated="249"/>
              </table:table-row>
              <table:table-row table:style-name="ro1">
                <table:table-cell table:style-name="ce19"/>
                <table:table-cell table:style-name="ce31" office:value-type="string" calcext:value-type="string" table:number-columns-spanned="4" table:number-rows-spanned="1">
                  <text:p>Número de Métodos por Clase</text:p>
                </table:table-cell>
                <table:covered-table-cell table:number-columns-repeated="3" table:style-name="ce31"/>
                <table:table-cell table:style-name="ce51"/>
                <table:table-cell table:style-name="ce25"/>
                <table:table-cell table:number-columns-repeated="249"/>
              </table:table-row>
              <table:table-row table:style-name="ro4">
                <table:table-cell table:style-name="ce19"/>
                <table:table-cell table:style-name="ce12" table:number-columns-spanned="4" table:number-rows-spanned="1"/>
                <table:covered-table-cell table:number-columns-repeated="3"/>
                <table:table-cell table:style-name="ce48"/>
                <table:table-cell table:style-name="ce25"/>
                <table:table-cell table:number-columns-repeated="249"/>
              </table:table-row>
              <table:table-row table:style-name="ro4">
                <table:table-cell table:style-name="ce19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/>
                <table:table-cell table:style-name="ce25"/>
                <table:table-cell table:number-columns-repeated="249"/>
              </table:table-row>
              <table:table-row table:style-name="ro1">
                <table:table-cell table:style-name="ce19"/>
                <table:table-cell table:style-name="ce32" office:value-type="string" calcext:value-type="string" table:number-columns-spanned="3" table:number-rows-spanned="1">
                  <text:p>Ninguna clase posee más de 30 métodos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48"/>
                <table:table-cell table:style-name="ce25"/>
                <table:table-cell table:number-columns-repeated="249"/>
              </table:table-row>
              <table:table-row table:style-name="ro1">
                <table:table-cell table:style-name="ce19"/>
                <table:table-cell table:style-name="ce32" office:value-type="string" calcext:value-type="string" table:number-columns-spanned="3" table:number-rows-spanned="1">
                  <text:p>Existen varias clases con más de 30 métodos, pero ninguna con más de 100 métodos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48"/>
                <table:table-cell table:style-name="ce25"/>
                <table:table-cell table:number-columns-repeated="249"/>
              </table:table-row>
              <table:table-row table:style-name="ro1">
                <table:table-cell table:style-name="ce19"/>
                <table:table-cell table:style-name="ce33" office:value-type="string" calcext:value-type="string" table:number-columns-spanned="3" table:number-rows-spanned="1">
                  <text:p>Existen clases con más de 100 métodos por clase</text:p>
                </table:table-cell>
                <table:covered-table-cell table:number-columns-repeated="2" table:style-name="ce33"/>
                <table:table-cell table:style-name="ce48" office:value-type="float" office:value="0" calcext:value-type="float">
                  <text:p>0</text:p>
                </table:table-cell>
                <table:table-cell table:style-name="ce48"/>
                <table:table-cell table:style-name="ce25"/>
                <table:table-cell table:number-columns-repeated="249"/>
              </table:table-row>
            </table:table-row-group>
            <table:table-row table:style-name="ro4">
              <table:table-cell table:style-name="ce26"/>
              <table:table-cell table:style-name="ce34" table:number-columns-spanned="4" table:number-rows-spanned="1"/>
              <table:covered-table-cell table:number-columns-repeated="3" table:style-name="ce42"/>
              <table:table-cell table:style-name="ce26"/>
              <table:table-cell table:style-name="ce25"/>
              <table:table-cell table:number-columns-repeated="249"/>
            </table:table-row>
            <table:table-row table:style-name="ro4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25"/>
              <table:table-cell table:number-columns-repeated="249"/>
            </table:table-row>
            <table:table-row table:style-name="ro1">
              <table:table-cell table:style-name="ce19"/>
              <table:table-cell table:style-name="ce26" office:value-type="string" calcext:value-type="string">
                <text:p>Número de Métodos públicos por Clase</text:p>
              </table:table-cell>
              <table:table-cell table:style-name="ce14" office:value-type="string" calcext:value-type="string">
                <text:p>&gt;30</text:p>
              </table:table-cell>
              <table:table-cell table:style-name="ce45" office:value-type="percentage" office:value="0.25" calcext:value-type="percentage">
                <text:p>25.00%</text:p>
              </table:table-cell>
              <table:table-cell table:style-name="ce46" office:value-type="float" office:value="0" calcext:value-type="float">
                <text:p>0</text:p>
              </table:table-cell>
              <table:table-cell table:style-name="ce19" table:formula="of:=[.D22]*[.E22]" office:value-type="float" office:value="0" calcext:value-type="float">
                <text:p>0</text:p>
              </table:table-cell>
              <table:table-cell table:style-name="ce25"/>
              <table:table-cell table:number-columns-repeated="249"/>
            </table:table-row>
            <table:table-row-group>
              <table:table-row table:style-name="ro4">
                <table:table-cell table:style-name="ce25"/>
                <table:table-cell table:style-name="ce28" table:number-columns-repeated="4"/>
                <table:table-cell table:style-name="ce25" table:number-columns-repeated="2"/>
                <table:table-cell table:number-columns-repeated="249"/>
              </table:table-row>
              <table:table-row table:style-name="ro4">
                <table:table-cell table:style-name="ce25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 table:style-name="ce25" table:number-columns-repeated="2"/>
                <table:table-cell table:number-columns-repeated="249"/>
              </table:table-row>
              <table:table-row table:style-name="ro1">
                <table:table-cell table:style-name="ce25"/>
                <table:table-cell table:style-name="ce31" office:value-type="string" calcext:value-type="string" table:number-columns-spanned="4" table:number-rows-spanned="1">
                  <text:p>Número de Métodos Públicos por Clase</text:p>
                </table:table-cell>
                <table:covered-table-cell table:number-columns-repeated="3" table:style-name="ce31"/>
                <table:table-cell table:style-name="ce25" table:number-columns-repeated="2"/>
                <table:table-cell table:number-columns-repeated="249"/>
              </table:table-row>
              <table:table-row table:style-name="ro4">
                <table:table-cell table:style-name="ce25"/>
                <table:table-cell table:style-name="ce12" table:number-columns-spanned="4" table:number-rows-spanned="1"/>
                <table:covered-table-cell table:number-columns-repeated="3"/>
                <table:table-cell table:style-name="ce25" table:number-columns-repeated="2"/>
                <table:table-cell table:number-columns-repeated="249"/>
              </table:table-row>
              <table:table-row table:style-name="ro4">
                <table:table-cell table:style-name="ce25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1">
                <table:table-cell table:style-name="ce25"/>
                <table:table-cell table:style-name="ce32" office:value-type="string" calcext:value-type="string" table:number-columns-spanned="3" table:number-rows-spanned="1">
                  <text:p>Ninguna clase posee más de 10 métodos públicos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1">
                <table:table-cell table:style-name="ce25"/>
                <table:table-cell table:style-name="ce32" office:value-type="string" calcext:value-type="string" table:number-columns-spanned="3" table:number-rows-spanned="1">
                  <text:p>Existen varias clases con más de 10 métodos públicos, pero ninguna con más de 30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4">
                <table:table-cell table:style-name="ce25"/>
                <table:table-cell table:style-name="ce33" office:value-type="string" calcext:value-type="string" table:number-columns-spanned="3" table:number-rows-spanned="1">
                  <text:p>Existen clases con más de 30 <text:s/>métodos públcios por clase</text:p>
                </table:table-cell>
                <table:covered-table-cell table:number-columns-repeated="2" table:style-name="ce33"/>
                <table:table-cell table:style-name="ce48" office:value-type="float" office:value="1" calcext:value-type="float">
                  <text:p>1</text:p>
                </table:table-cell>
                <table:table-cell table:style-name="ce25" table:number-columns-repeated="2"/>
                <table:table-cell table:number-columns-repeated="249"/>
              </table:table-row>
            </table:table-row-group>
            <table:table-row table:style-name="ro4">
              <table:table-cell table:style-name="ce25"/>
              <table:table-cell table:style-name="ce28" table:number-columns-repeated="4"/>
              <table:table-cell table:style-name="ce25" table:number-columns-repeated="2"/>
              <table:table-cell table:number-columns-repeated="249"/>
            </table:table-row>
            <table:table-row table:style-name="ro4">
              <table:table-cell table:style-name="ce25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25"/>
              <table:table-cell table:number-columns-repeated="249"/>
            </table:table-row>
            <table:table-row table:style-name="ro1">
              <table:table-cell table:style-name="ce25"/>
              <table:table-cell table:style-name="ce26" office:value-type="string" calcext:value-type="string">
                <text:p>Profundidad de jerarquía en el árbol de herencia</text:p>
              </table:table-cell>
              <table:table-cell table:style-name="ce14" office:value-type="string" calcext:value-type="string">
                <text:p>&lt;=6</text:p>
              </table:table-cell>
              <table:table-cell table:style-name="ce45" office:value-type="percentage" office:value="0.25" calcext:value-type="percentage">
                <text:p>25.00%</text:p>
              </table:table-cell>
              <table:table-cell table:style-name="ce46" office:value-type="float" office:value="3" calcext:value-type="float">
                <text:p>3</text:p>
              </table:table-cell>
              <table:table-cell table:style-name="ce19" table:formula="of:=[.D33]*[.E33]" office:value-type="float" office:value="0.75" calcext:value-type="float">
                <text:p>0.75</text:p>
              </table:table-cell>
              <table:table-cell table:style-name="ce25"/>
              <table:table-cell table:number-columns-repeated="249"/>
            </table:table-row>
            <table:table-row-group>
              <table:table-row table:style-name="ro4">
                <table:table-cell table:style-name="ce25"/>
                <table:table-cell table:style-name="ce28" table:number-columns-repeated="4"/>
                <table:table-cell table:style-name="ce25" table:number-columns-repeated="2"/>
                <table:table-cell table:number-columns-repeated="249"/>
              </table:table-row>
              <table:table-row table:style-name="ro4">
                <table:table-cell table:style-name="ce25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 table:style-name="ce25" table:number-columns-repeated="2"/>
                <table:table-cell table:number-columns-repeated="249"/>
              </table:table-row>
              <table:table-row table:style-name="ro1">
                <table:table-cell table:style-name="ce25"/>
                <table:table-cell table:style-name="ce31" office:value-type="string" calcext:value-type="string" table:number-columns-spanned="4" table:number-rows-spanned="1">
                  <text:p>Profundidad de herencia máxima de las clases que forman el proyecto</text:p>
                </table:table-cell>
                <table:covered-table-cell table:number-columns-repeated="3" table:style-name="ce31"/>
                <table:table-cell table:style-name="ce25" table:number-columns-repeated="2"/>
                <table:table-cell table:number-columns-repeated="249"/>
              </table:table-row>
              <table:table-row table:style-name="ro4">
                <table:table-cell table:style-name="ce25"/>
                <table:table-cell table:style-name="ce12" table:number-columns-spanned="4" table:number-rows-spanned="1"/>
                <table:covered-table-cell table:number-columns-repeated="3"/>
                <table:table-cell table:style-name="ce25" table:number-columns-repeated="2"/>
                <table:table-cell table:number-columns-repeated="249"/>
              </table:table-row>
              <table:table-row table:style-name="ro4">
                <table:table-cell table:style-name="ce25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1">
                <table:table-cell table:style-name="ce25"/>
                <table:table-cell table:style-name="ce32" office:value-type="string" calcext:value-type="string" table:number-columns-spanned="3" table:number-rows-spanned="1">
                  <text:p>Ninguna clase tiene una profundidad de jerarquía mayor que 3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2">
                <table:table-cell table:style-name="ce25"/>
                <table:table-cell table:style-name="ce32" office:value-type="string" calcext:value-type="string" table:number-columns-spanned="3" table:number-rows-spanned="1">
                  <text:p>Existen varias clases con una profundidad de jerarquía de más de 3, pero ninguna clase tiene una profundiad de jerarquía mayor que 6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4">
                <table:table-cell table:style-name="ce25"/>
                <table:table-cell table:style-name="ce33" office:value-type="string" calcext:value-type="string" table:number-columns-spanned="3" table:number-rows-spanned="1">
                  <text:p>Existen varias clases con una profundidad de jerarquía de más de 6</text:p>
                </table:table-cell>
                <table:covered-table-cell table:number-columns-repeated="2" table:style-name="ce33"/>
                <table:table-cell table:style-name="ce48" office:value-type="float" office:value="1" calcext:value-type="float">
                  <text:p>1</text:p>
                </table:table-cell>
                <table:table-cell table:style-name="ce25" table:number-columns-repeated="2"/>
                <table:table-cell table:number-columns-repeated="249"/>
              </table:table-row>
            </table:table-row-group>
            <table:table-row table:style-name="ro4">
              <table:table-cell table:style-name="ce25"/>
              <table:table-cell table:style-name="ce28" table:number-columns-repeated="4"/>
              <table:table-cell table:style-name="ce25" table:number-columns-repeated="2"/>
              <table:table-cell table:number-columns-repeated="249"/>
            </table:table-row>
            <table:table-row table:style-name="ro4">
              <table:table-cell table:style-name="ce25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25"/>
              <table:table-cell table:number-columns-repeated="249"/>
            </table:table-row>
            <table:table-row table:style-name="ro1">
              <table:table-cell table:style-name="ce25"/>
              <table:table-cell table:style-name="ce26" office:value-type="string" calcext:value-type="string">
                <text:p>Acoplamiento entre objetos</text:p>
              </table:table-cell>
              <table:table-cell table:style-name="ce14" office:value-type="string" calcext:value-type="string">
                <text:p>&gt;30</text:p>
              </table:table-cell>
              <table:table-cell table:style-name="ce45" office:value-type="percentage" office:value="0.25" calcext:value-type="percentage">
                <text:p>25.00%</text:p>
              </table:table-cell>
              <table:table-cell table:style-name="ce46" office:value-type="float" office:value="0" calcext:value-type="float">
                <text:p>0</text:p>
              </table:table-cell>
              <table:table-cell table:style-name="ce19" table:formula="of:=[.D44]*[.E44]" office:value-type="float" office:value="0" calcext:value-type="float">
                <text:p>0</text:p>
              </table:table-cell>
              <table:table-cell table:style-name="ce25"/>
              <table:table-cell table:number-columns-repeated="249"/>
            </table:table-row>
            <table:table-row-group>
              <table:table-row table:style-name="ro1">
                <table:table-cell table:style-name="ce25"/>
                <table:table-cell table:style-name="ce28" table:number-columns-repeated="4"/>
                <table:table-cell table:style-name="ce25" table:number-columns-repeated="2"/>
                <table:table-cell table:number-columns-repeated="249"/>
              </table:table-row>
              <table:table-row table:style-name="ro4">
                <table:table-cell table:style-name="ce25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 table:style-name="ce25" table:number-columns-repeated="2"/>
                <table:table-cell table:number-columns-repeated="249"/>
              </table:table-row>
              <table:table-row table:style-name="ro1">
                <table:table-cell table:style-name="ce25"/>
                <table:table-cell table:style-name="ce31" office:value-type="string" calcext:value-type="string" table:number-columns-spanned="4" table:number-rows-spanned="1">
                  <text:p>Cuál es el nivel de acoplamiento entre las clases que componen el proyecto</text:p>
                </table:table-cell>
                <table:covered-table-cell table:number-columns-repeated="3" table:style-name="ce31"/>
                <table:table-cell table:style-name="ce25" table:number-columns-repeated="2"/>
                <table:table-cell table:number-columns-repeated="249"/>
              </table:table-row>
              <table:table-row table:style-name="ro4">
                <table:table-cell table:style-name="ce25"/>
                <table:table-cell table:style-name="ce12" table:number-columns-spanned="4" table:number-rows-spanned="1"/>
                <table:covered-table-cell table:number-columns-repeated="3"/>
                <table:table-cell table:style-name="ce25" table:number-columns-repeated="2"/>
                <table:table-cell table:number-columns-repeated="249"/>
              </table:table-row>
              <table:table-row table:style-name="ro4">
                <table:table-cell table:style-name="ce25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1">
                <table:table-cell table:style-name="ce25"/>
                <table:table-cell table:style-name="ce32" office:value-type="string" calcext:value-type="string" table:number-columns-spanned="3" table:number-rows-spanned="1">
                  <text:p>Todas las clases tienen un acoplamiento menor o igual a 12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1">
                <table:table-cell table:style-name="ce25"/>
                <table:table-cell table:style-name="ce32" office:value-type="string" calcext:value-type="string" table:number-columns-spanned="3" table:number-rows-spanned="1">
                  <text:p>Varias clases tiene un acoplamiento mayor que 12 pero ninguna lo tiene mayor que 30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1">
                <table:table-cell table:style-name="ce25"/>
                <table:table-cell table:style-name="ce33" office:value-type="string" calcext:value-type="string" table:number-columns-spanned="3" table:number-rows-spanned="1">
                  <text:p>Existen clases que tienen un acoplamiento mayor que 30</text:p>
                </table:table-cell>
                <table:covered-table-cell table:number-columns-repeated="2" table:style-name="ce33"/>
                <table:table-cell table:style-name="ce48" office:value-type="float" office:value="0" calcext:value-type="float">
                  <text:p>0</text:p>
                </table:table-cell>
                <table:table-cell table:style-name="ce25" table:number-columns-repeated="2"/>
                <table:table-cell table:number-columns-repeated="249"/>
              </table:table-row>
            </table:table-row-group>
            <table:table-row table:style-name="ro4">
              <table:table-cell table:style-name="ce25"/>
              <table:table-cell table:style-name="ce33" table:number-columns-repeated="3"/>
              <table:table-cell table:style-name="ce48"/>
              <table:table-cell table:style-name="ce25" table:number-columns-repeated="2"/>
              <table:table-cell table:number-columns-repeated="249"/>
            </table:table-row>
          </table:table-row-group>
        </table:table-row-group>
        <table:table-row table:style-name="ro4">
          <table:table-cell table:number-columns-repeated="256"/>
        </table:table-row>
        <table:table-row-group>
          <table:table-row table:style-name="ro4">
            <table:table-cell table:style-name="ce24" office:value-type="string" calcext:value-type="string">
              <text:p>Rank</text:p>
            </table:table-cell>
            <table:table-cell table:style-name="ce27" office:value-type="string" calcext:value-type="string" table:number-columns-spanned="3" table:number-rows-spanned="1">
              <text:p>Category Title</text:p>
            </table:table-cell>
            <table:covered-table-cell table:number-columns-repeated="2" table:style-name="ce27"/>
            <table:table-cell table:style-name="ce24" office:value-type="string" calcext:value-type="string">
              <text:p>Weight</text:p>
            </table:table-cell>
            <table:table-cell table:style-name="ce24" office:value-type="string" calcext:value-type="string">
              <text:p>Unweighted Rating</text:p>
            </table:table-cell>
            <table:table-cell table:style-name="ce53" office:value-type="string" calcext:value-type="string">
              <text:p>Weighted Rating</text:p>
            </table:table-cell>
            <table:table-cell table:number-columns-repeated="249"/>
          </table:table-row>
          <table:table-row table:style-name="ro1">
            <table:table-cell table:style-name="ce25" office:value-type="float" office:value="2" calcext:value-type="float">
              <text:p>2</text:p>
            </table:table-cell>
            <table:table-cell table:style-name="ce28" office:value-type="string" calcext:value-type="string" table:number-columns-spanned="3" table:number-rows-spanned="1">
              <text:p>Calidad Estructural de código</text:p>
            </table:table-cell>
            <table:covered-table-cell table:number-columns-repeated="2" table:style-name="ce28"/>
            <table:table-cell table:style-name="ce17" table:formula="of:=[$'Category Ranking'.D10]" office:value-type="percentage" office:value="0.3333" calcext:value-type="percentage">
              <text:p>33.33%</text:p>
            </table:table-cell>
            <table:table-cell table:style-name="ce25" table:formula="of:=SUM([.F59:.F89])" office:value-type="float" office:value="2.3331" calcext:value-type="float">
              <text:p>2.33</text:p>
            </table:table-cell>
            <table:table-cell table:style-name="ce25" table:formula="of:=[.F56]*[.E56]" office:value-type="float" office:value="0.77762223" calcext:value-type="float">
              <text:p>0.78</text:p>
            </table:table-cell>
            <table:table-cell table:number-columns-repeated="249"/>
          </table:table-row>
          <table:table-row-group table:display="false">
            <table:table-row table:style-name="ro4" table:visibility="collapse">
              <table:table-cell table:style-name="ce26"/>
              <table:table-cell table:style-name="ce34" table:number-columns-spanned="5" table:number-rows-spanned="1"/>
              <table:covered-table-cell table:number-columns-repeated="4" table:style-name="ce42"/>
              <table:table-cell table:style-name="ce19"/>
              <table:table-cell table:number-columns-repeated="249"/>
            </table:table-row>
            <table:table-row table:style-name="ro4" table:visibility="collapse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19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6" office:value-type="string" calcext:value-type="string">
                <text:p>Número de Líneas por Clase</text:p>
              </table:table-cell>
              <table:table-cell table:style-name="ce14" office:value-type="string" calcext:value-type="string">
                <text:p>500-2000</text:p>
              </table:table-cell>
              <table:table-cell table:style-name="ce45" office:value-type="percentage" office:value="0.3333" calcext:value-type="percentage">
                <text:p>33.33%</text:p>
              </table:table-cell>
              <table:table-cell table:style-name="ce46" office:value-type="float" office:value="3" calcext:value-type="float">
                <text:p>3</text:p>
              </table:table-cell>
              <table:table-cell table:style-name="ce19" table:formula="of:=[.D59]*[.E59]" office:value-type="float" office:value="0.9999" calcext:value-type="float">
                <text:p>1</text:p>
              </table:table-cell>
              <table:table-cell table:style-name="ce19"/>
              <table:table-cell table:number-columns-repeated="249"/>
            </table:table-row>
            <table:table-row-group>
              <table:table-row table:style-name="ro4" table:visibility="collapse">
                <table:table-cell table:style-name="ce19"/>
                <table:table-cell table:style-name="ce26" table:number-columns-repeated="5"/>
                <table:table-cell table:style-name="ce19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/>
                <table:table-cell table:style-name="ce19"/>
                <table:table-cell table:number-columns-repeated="249"/>
              </table:table-row>
              <table:table-row table:style-name="ro6" table:visibility="collapse">
                <table:table-cell table:style-name="ce19"/>
                <table:table-cell table:style-name="ce31" office:value-type="string" calcext:value-type="string" table:number-columns-spanned="4" table:number-rows-spanned="1">
                  <text:p>Cuál es el número de líneas de código fuente por clase</text:p>
                </table:table-cell>
                <table:covered-table-cell table:number-columns-repeated="3" table:style-name="ce31"/>
                <table:table-cell table:style-name="ce51"/>
                <table:table-cell table:style-name="ce19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12" table:number-columns-spanned="4" table:number-rows-spanned="1"/>
                <table:covered-table-cell table:number-columns-repeated="3"/>
                <table:table-cell table:style-name="ce48"/>
                <table:table-cell table:style-name="ce19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2" office:value-type="string" calcext:value-type="string" table:number-columns-spanned="3" table:number-rows-spanned="1">
                  <text:p>Ninguna clase tiene más de 500 líneas de código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2" office:value-type="string" calcext:value-type="string" table:number-columns-spanned="3" table:number-rows-spanned="1">
                  <text:p>Existen clases que tienen más de 500 líneas de código, pero ninguna de más de 2000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3" office:value-type="string" calcext:value-type="string" table:number-columns-spanned="3" table:number-rows-spanned="1">
                  <text:p>Existen clases con más de 2000 líneas de código</text:p>
                </table:table-cell>
                <table:covered-table-cell table:number-columns-repeated="2" table:style-name="ce33"/>
                <table:table-cell table:style-name="ce48" office:value-type="float" office:value="0" calcext:value-type="float">
                  <text:p>0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</table:table-row-group>
            <table:table-row table:style-name="ro4" table:visibility="collapse">
              <table:table-cell table:style-name="ce26"/>
              <table:table-cell table:style-name="ce34" table:number-columns-spanned="4" table:number-rows-spanned="1"/>
              <table:covered-table-cell table:number-columns-repeated="3" table:style-name="ce42"/>
              <table:table-cell table:style-name="ce26"/>
              <table:table-cell table:style-name="ce19"/>
              <table:table-cell table:number-columns-repeated="249"/>
            </table:table-row>
            <table:table-row table:style-name="ro4" table:visibility="collapse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19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6" office:value-type="string" calcext:value-type="string">
                <text:p>Complejidad Ciclomática de McCabe</text:p>
              </table:table-cell>
              <table:table-cell table:style-name="ce14" office:value-type="string" calcext:value-type="string">
                <text:p>200-1000</text:p>
              </table:table-cell>
              <table:table-cell table:style-name="ce45" office:value-type="percentage" office:value="0.3333" calcext:value-type="percentage">
                <text:p>33.33%</text:p>
              </table:table-cell>
              <table:table-cell table:style-name="ce46" office:value-type="float" office:value="3" calcext:value-type="float">
                <text:p>3</text:p>
              </table:table-cell>
              <table:table-cell table:style-name="ce19" table:formula="of:=[.D70]*[.E70]" office:value-type="float" office:value="0.9999" calcext:value-type="float">
                <text:p>1</text:p>
              </table:table-cell>
              <table:table-cell table:style-name="ce19"/>
              <table:table-cell table:number-columns-repeated="249"/>
            </table:table-row>
            <table:table-row-group>
              <table:table-row table:style-name="ro4" table:visibility="collapse">
                <table:table-cell table:style-name="ce19"/>
                <table:table-cell table:style-name="ce35" table:number-columns-spanned="5" table:number-rows-spanned="1"/>
                <table:covered-table-cell table:number-columns-repeated="4" table:style-name="ce19"/>
                <table:table-cell table:style-name="ce19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36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6"/>
                <table:table-cell/>
                <table:table-cell table:style-name="ce19"/>
                <table:table-cell table:number-columns-repeated="249"/>
              </table:table-row>
              <table:table-row table:style-name="ro7" table:visibility="collapse">
                <table:table-cell table:style-name="ce19"/>
                <table:table-cell table:style-name="ce31" office:value-type="string" calcext:value-type="string" table:number-columns-spanned="4" table:number-rows-spanned="1">
                  <text:p>Cual es la complejidad ciclomática de las clases que forman el proyecto</text:p>
                </table:table-cell>
                <table:covered-table-cell table:number-columns-repeated="3" table:style-name="ce31"/>
                <table:table-cell table:style-name="ce51"/>
                <table:table-cell table:style-name="ce19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37" table:number-columns-spanned="4" table:number-rows-spanned="1"/>
                <table:covered-table-cell table:number-columns-repeated="3" table:style-name="ce43"/>
                <table:table-cell table:style-name="ce48"/>
                <table:table-cell table:style-name="ce19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38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8"/>
                <table:table-cell table:style-name="ce36" office:value-type="string" calcext:value-type="string">
                  <text:p>Score</text:p>
                </table:table-cell>
                <table:table-cell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/>
                <table:table-cell table:style-name="ce39" office:value-type="string" calcext:value-type="string" table:number-columns-spanned="3" table:number-rows-spanned="1">
                  <text:p>Ninguna clase posee un valor complejidad superior 200</text:p>
                </table:table-cell>
                <table:covered-table-cell table:number-columns-repeated="2" table:style-name="ce39"/>
                <table:table-cell table:style-name="ce49" office:value-type="float" office:value="5" calcext:value-type="float">
                  <text:p>5</text:p>
                </table:table-cell>
                <table:table-cell table:style-name="ce52"/>
                <table:table-cell table:number-columns-repeated="250"/>
              </table:table-row>
              <table:table-row table:style-name="ro1" table:visibility="collapse">
                <table:table-cell/>
                <table:table-cell table:style-name="ce39" office:value-type="string" calcext:value-type="string" table:number-columns-spanned="3" table:number-rows-spanned="1">
                  <text:p>Existen clases con complejidad mayor de 200 pero ninguna superior a 1000</text:p>
                </table:table-cell>
                <table:covered-table-cell table:number-columns-repeated="2" table:style-name="ce39"/>
                <table:table-cell table:style-name="ce49" office:value-type="float" office:value="3" calcext:value-type="float">
                  <text:p>3</text:p>
                </table:table-cell>
                <table:table-cell table:style-name="ce52"/>
                <table:table-cell table:number-columns-repeated="250"/>
              </table:table-row>
              <table:table-row table:style-name="ro1" table:visibility="collapse">
                <table:table-cell/>
                <table:table-cell table:style-name="ce39" office:value-type="string" calcext:value-type="string" table:number-columns-spanned="3" table:number-rows-spanned="1">
                  <text:p>Existen clases con complejidad superior a 1000</text:p>
                </table:table-cell>
                <table:covered-table-cell table:number-columns-repeated="2" table:style-name="ce39"/>
                <table:table-cell table:style-name="ce49" office:value-type="float" office:value="0" calcext:value-type="float">
                  <text:p>0</text:p>
                </table:table-cell>
                <table:table-cell table:style-name="ce52"/>
                <table:table-cell table:number-columns-repeated="250"/>
              </table:table-row>
            </table:table-row-group>
            <table:table-row table:style-name="ro4" table:visibility="collapse">
              <table:table-cell table:number-columns-repeated="256"/>
            </table:table-row>
            <table:table-row table:style-name="ro1" table:visibility="collapse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number-columns-repeated="250"/>
            </table:table-row>
            <table:table-row table:style-name="ro1" table:visibility="collapse">
              <table:table-cell table:style-name="ce19"/>
              <table:table-cell table:style-name="ce26" office:value-type="string" calcext:value-type="string">
                <text:p>Código Duplicado</text:p>
              </table:table-cell>
              <table:table-cell table:style-name="ce14" office:value-type="string" calcext:value-type="string">
                <text:p>500-1000</text:p>
              </table:table-cell>
              <table:table-cell table:style-name="ce45" office:value-type="percentage" office:value="0.3333" calcext:value-type="percentage">
                <text:p>33.33%</text:p>
              </table:table-cell>
              <table:table-cell table:style-name="ce46" office:value-type="float" office:value="1" calcext:value-type="float">
                <text:p>1</text:p>
              </table:table-cell>
              <table:table-cell table:style-name="ce19" table:formula="of:=[.D81]*[.E81]" office:value-type="float" office:value="0.3333" calcext:value-type="float">
                <text:p>0.33</text:p>
              </table:table-cell>
              <table:table-cell table:number-columns-repeated="250"/>
            </table:table-row>
            <table:table-row-group>
              <table:table-row table:style-name="ro1" table:visibility="collapse">
                <table:table-cell table:style-name="ce19"/>
                <table:table-cell table:style-name="ce35" table:number-columns-spanned="5" table:number-rows-spanned="1"/>
                <table:covered-table-cell table:number-columns-repeated="4" table:style-name="ce19"/>
                <table:table-cell table:number-columns-repeated="250"/>
              </table:table-row>
              <table:table-row table:style-name="ro1" table:visibility="collapse">
                <table:table-cell table:style-name="ce19"/>
                <table:table-cell table:style-name="ce36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6"/>
                <table:table-cell table:number-columns-repeated="251"/>
              </table:table-row>
              <table:table-row table:style-name="ro1" table:visibility="collapse">
                <table:table-cell table:style-name="ce19"/>
                <table:table-cell table:style-name="ce31" office:value-type="string" calcext:value-type="string" table:number-columns-spanned="4" table:number-rows-spanned="1">
                  <text:p>Métrica que expone la existencia de código duplicado y el número de caracteres duplicados si los hubiera</text:p>
                </table:table-cell>
                <table:covered-table-cell table:number-columns-repeated="3" table:style-name="ce31"/>
                <table:table-cell table:style-name="ce51"/>
                <table:table-cell table:number-columns-repeated="250"/>
              </table:table-row>
              <table:table-row table:style-name="ro1" table:visibility="collapse">
                <table:table-cell table:style-name="ce19"/>
                <table:table-cell table:style-name="ce37" table:number-columns-spanned="4" table:number-rows-spanned="1"/>
                <table:covered-table-cell table:number-columns-repeated="3" table:style-name="ce43"/>
                <table:table-cell table:style-name="ce48"/>
                <table:table-cell table:number-columns-repeated="250"/>
              </table:table-row>
              <table:table-row table:style-name="ro1" table:visibility="collapse">
                <table:table-cell table:style-name="ce19"/>
                <table:table-cell table:style-name="ce38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8"/>
                <table:table-cell table:style-name="ce36" office:value-type="string" calcext:value-type="string">
                  <text:p>Score</text:p>
                </table:table-cell>
                <table:table-cell table:number-columns-repeated="251"/>
              </table:table-row>
              <table:table-row table:style-name="ro1" table:visibility="collapse">
                <table:table-cell/>
                <table:table-cell table:style-name="ce39" office:value-type="string" calcext:value-type="string" table:number-columns-spanned="3" table:number-rows-spanned="1">
                  <text:p>No existe código duplicado de más de 100 tokens</text:p>
                </table:table-cell>
                <table:covered-table-cell table:number-columns-repeated="2" table:style-name="ce39"/>
                <table:table-cell table:style-name="ce49" office:value-type="float" office:value="5" calcext:value-type="float">
                  <text:p>5</text:p>
                </table:table-cell>
                <table:table-cell table:style-name="ce52"/>
                <table:table-cell table:number-columns-repeated="250"/>
              </table:table-row>
              <table:table-row table:style-name="ro1" table:visibility="collapse">
                <table:table-cell/>
                <table:table-cell table:style-name="ce39" office:value-type="string" calcext:value-type="string">
                  <text:p>Existe Código Duplicado de entre 100 y 500 tokens</text:p>
                </table:table-cell>
                <table:table-cell table:style-name="ce39" table:number-columns-repeated="2"/>
                <table:table-cell table:style-name="ce49" office:value-type="float" office:value="3" calcext:value-type="float">
                  <text:p>3</text:p>
                </table:table-cell>
                <table:table-cell table:style-name="ce52"/>
                <table:table-cell table:number-columns-repeated="250"/>
              </table:table-row>
              <table:table-row table:style-name="ro1" table:visibility="collapse">
                <table:table-cell/>
                <table:table-cell table:style-name="ce39" office:value-type="string" calcext:value-type="string" table:number-columns-spanned="3" table:number-rows-spanned="1">
                  <text:p>Existe Código Duplicado de entre 500 y 1000 tokens</text:p>
                </table:table-cell>
                <table:covered-table-cell table:number-columns-repeated="2" table:style-name="ce39"/>
                <table:table-cell table:style-name="ce49" office:value-type="float" office:value="1" calcext:value-type="float">
                  <text:p>1</text:p>
                </table:table-cell>
                <table:table-cell table:style-name="ce52"/>
                <table:table-cell table:number-columns-repeated="250"/>
              </table:table-row>
              <table:table-row table:style-name="ro1" table:visibility="collapse">
                <table:table-cell/>
                <table:table-cell table:style-name="ce39" office:value-type="string" calcext:value-type="string" table:number-columns-spanned="3" table:number-rows-spanned="1">
                  <text:p>Existe Código Duplicado de más de 1000 tokens</text:p>
                </table:table-cell>
                <table:covered-table-cell table:number-columns-repeated="2" table:style-name="ce39"/>
                <table:table-cell table:style-name="ce49" office:value-type="float" office:value="0" calcext:value-type="float">
                  <text:p>0</text:p>
                </table:table-cell>
                <table:table-cell table:style-name="ce52"/>
                <table:table-cell table:number-columns-repeated="250"/>
              </table:table-row>
            </table:table-row-group>
            <table:table-row table:style-name="ro1" table:visibility="collapse">
              <table:table-cell table:number-columns-repeated="256"/>
            </table:table-row>
          </table:table-row-group>
        </table:table-row-group>
        <table:table-row table:style-name="ro1">
          <table:table-cell table:number-columns-repeated="256"/>
        </table:table-row>
        <table:table-row-group>
          <table:table-row table:style-name="ro1">
            <table:table-cell table:style-name="ce24" office:value-type="string" calcext:value-type="string">
              <text:p>Rank</text:p>
            </table:table-cell>
            <table:table-cell table:style-name="ce27" office:value-type="string" calcext:value-type="string" table:number-columns-spanned="3" table:number-rows-spanned="1">
              <text:p>Category Title</text:p>
            </table:table-cell>
            <table:covered-table-cell table:number-columns-repeated="2" table:style-name="ce27"/>
            <table:table-cell table:style-name="ce24" office:value-type="string" calcext:value-type="string">
              <text:p>Weight</text:p>
            </table:table-cell>
            <table:table-cell table:style-name="ce24" office:value-type="string" calcext:value-type="string">
              <text:p>Unweighted Rating</text:p>
            </table:table-cell>
            <table:table-cell table:style-name="ce53" office:value-type="string" calcext:value-type="string">
              <text:p>Weighted Rating</text:p>
            </table:table-cell>
            <table:table-cell table:number-columns-repeated="249"/>
          </table:table-row>
          <table:table-row table:style-name="ro1">
            <table:table-cell table:style-name="ce25" office:value-type="float" office:value="3" calcext:value-type="float">
              <text:p>3</text:p>
            </table:table-cell>
            <table:table-cell table:style-name="ce28" office:value-type="string" calcext:value-type="string" table:number-columns-spanned="3" table:number-rows-spanned="1">
              <text:p>Formato de código fuente</text:p>
            </table:table-cell>
            <table:covered-table-cell table:number-columns-repeated="2" table:style-name="ce28"/>
            <table:table-cell table:style-name="ce17" table:formula="of:=[$'Category Ranking'.D11]" office:value-type="percentage" office:value="0.3333" calcext:value-type="percentage">
              <text:p>33.33%</text:p>
            </table:table-cell>
            <table:table-cell table:style-name="ce25" table:formula="of:=SUM([.F97:.F137])" office:value-type="float" office:value="0" calcext:value-type="float">
              <text:p>0</text:p>
            </table:table-cell>
            <table:table-cell table:style-name="ce25" table:formula="of:=[.F94]*[.E94]" office:value-type="float" office:value="0" calcext:value-type="float">
              <text:p>0</text:p>
            </table:table-cell>
            <table:table-cell table:number-columns-repeated="249"/>
          </table:table-row>
          <table:table-row-group table:display="false">
            <table:table-row table:style-name="ro1" table:visibility="collapse">
              <table:table-cell table:style-name="ce26"/>
              <table:table-cell table:style-name="ce34" table:number-columns-spanned="5" table:number-rows-spanned="1"/>
              <table:covered-table-cell table:number-columns-repeated="4" table:style-name="ce42"/>
              <table:table-cell table:style-name="ce19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19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6" office:value-type="string" calcext:value-type="string">
                <text:p>Longitud de fichero</text:p>
              </table:table-cell>
              <table:table-cell table:style-name="ce14" office:value-type="string" calcext:value-type="string">
                <text:p>&gt;4000</text:p>
              </table:table-cell>
              <table:table-cell table:style-name="ce45" office:value-type="percentage" office:value="0.25" calcext:value-type="percentage">
                <text:p>25.00%</text:p>
              </table:table-cell>
              <table:table-cell table:style-name="ce46" office:value-type="float" office:value="0" calcext:value-type="float">
                <text:p>0</text:p>
              </table:table-cell>
              <table:table-cell table:style-name="ce19" table:formula="of:=[.D97]*[.E97]" office:value-type="float" office:value="0" calcext:value-type="float">
                <text:p>0</text:p>
              </table:table-cell>
              <table:table-cell table:style-name="ce19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6" table:number-columns-repeated="5"/>
              <table:table-cell table:style-name="ce19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30" office:value-type="string" calcext:value-type="string" table:number-columns-spanned="4" table:number-rows-spanned="1">
                <text:p>Test Description</text:p>
              </table:table-cell>
              <table:covered-table-cell table:number-columns-repeated="3" table:style-name="ce30"/>
              <table:table-cell/>
              <table:table-cell table:style-name="ce19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31" office:value-type="string" calcext:value-type="string" table:number-columns-spanned="4" table:number-rows-spanned="1">
                <text:p>Longitud en Líneas de Código Fuente en los ficheros del proyecto</text:p>
              </table:table-cell>
              <table:covered-table-cell table:number-columns-repeated="3" table:style-name="ce31"/>
              <table:table-cell table:style-name="ce51"/>
              <table:table-cell table:style-name="ce19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12" table:number-columns-spanned="4" table:number-rows-spanned="1"/>
              <table:covered-table-cell table:number-columns-repeated="3"/>
              <table:table-cell table:style-name="ce48"/>
              <table:table-cell table:style-name="ce19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30" office:value-type="string" calcext:value-type="string" table:number-columns-spanned="3" table:number-rows-spanned="1">
                <text:p>Test Score Specification</text:p>
              </table:table-cell>
              <table:covered-table-cell table:number-columns-repeated="2" table:style-name="ce30"/>
              <table:table-cell table:style-name="ce47" office:value-type="string" calcext:value-type="string">
                <text:p>Score</text:p>
              </table:table-cell>
              <table:table-cell/>
              <table:table-cell table:style-name="ce19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32" office:value-type="string" calcext:value-type="string" table:number-columns-spanned="3" table:number-rows-spanned="1">
                <text:p>No existen ficheros con más de 2000 líneas</text:p>
              </table:table-cell>
              <table:covered-table-cell table:number-columns-repeated="2" table:style-name="ce32"/>
              <table:table-cell table:style-name="ce48" office:value-type="float" office:value="5" calcext:value-type="float">
                <text:p>5</text:p>
              </table:table-cell>
              <table:table-cell table:style-name="ce48"/>
              <table:table-cell table:style-name="ce19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40" office:value-type="string" calcext:value-type="string" table:number-columns-spanned="3" table:number-rows-spanned="1">
                <text:p>Existen ficheros con líneas de más de 2000 líneas, pero ninguno de más de 4000 líneas</text:p>
              </table:table-cell>
              <table:covered-table-cell table:number-columns-repeated="2" table:style-name="ce32"/>
              <table:table-cell table:style-name="ce48" office:value-type="float" office:value="3" calcext:value-type="float">
                <text:p>3</text:p>
              </table:table-cell>
              <table:table-cell table:style-name="ce48"/>
              <table:table-cell table:style-name="ce19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33" office:value-type="string" calcext:value-type="string" table:number-columns-spanned="3" table:number-rows-spanned="1">
                <text:p>Existen ficheros con más de 4000 líneas</text:p>
              </table:table-cell>
              <table:covered-table-cell table:number-columns-repeated="2" table:style-name="ce33"/>
              <table:table-cell table:style-name="ce48" office:value-type="float" office:value="0" calcext:value-type="float">
                <text:p>0</text:p>
              </table:table-cell>
              <table:table-cell table:style-name="ce48"/>
              <table:table-cell table:style-name="ce19"/>
              <table:table-cell table:number-columns-repeated="249"/>
            </table:table-row>
            <table:table-row table:style-name="ro1" table:visibility="collapse">
              <table:table-cell table:style-name="ce26"/>
              <table:table-cell table:style-name="ce34"/>
              <table:table-cell table:style-name="ce42" table:number-columns-repeated="4"/>
              <table:table-cell table:style-name="ce19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19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6" office:value-type="string" calcext:value-type="string">
                <text:p>Anchura de Líneas de Código</text:p>
              </table:table-cell>
              <table:table-cell table:style-name="ce14" office:value-type="string" calcext:value-type="string">
                <text:p>&gt;120</text:p>
              </table:table-cell>
              <table:table-cell table:style-name="ce45" office:value-type="percentage" office:value="0.3333" calcext:value-type="percentage">
                <text:p>33.33%</text:p>
              </table:table-cell>
              <table:table-cell table:style-name="ce46" office:value-type="float" office:value="0" calcext:value-type="float">
                <text:p>0</text:p>
              </table:table-cell>
              <table:table-cell table:style-name="ce19" table:formula="of:=[.D108]*[.E108]" office:value-type="float" office:value="0" calcext:value-type="float">
                <text:p>0</text:p>
              </table:table-cell>
              <table:table-cell table:style-name="ce19"/>
              <table:table-cell table:number-columns-repeated="249"/>
            </table:table-row>
            <table:table-row-group>
              <table:table-row table:style-name="ro1" table:visibility="collapse">
                <table:table-cell table:style-name="ce19"/>
                <table:table-cell table:style-name="ce26" table:number-columns-repeated="5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1" office:value-type="string" calcext:value-type="string" table:number-columns-spanned="4" table:number-rows-spanned="1">
                  <text:p>Anchura de Líneas de Código Fuente en los ficheros del proyecto</text:p>
                </table:table-cell>
                <table:covered-table-cell table:number-columns-repeated="3" table:style-name="ce31"/>
                <table:table-cell table:style-name="ce51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12" table:number-columns-spanned="4" table:number-rows-spanned="1"/>
                <table:covered-table-cell table:number-columns-repeated="3"/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2" office:value-type="string" calcext:value-type="string" table:number-columns-spanned="3" table:number-rows-spanned="1">
                  <text:p>No existen ficheros con líneas más anchas de 100 caracteres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40" office:value-type="string" calcext:value-type="string" table:number-columns-spanned="3" table:number-rows-spanned="1">
                  <text:p>Existen ficheros con líneas de más de 100 caracteres, pero ningún fichero con más de 120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3" office:value-type="string" calcext:value-type="string" table:number-columns-spanned="3" table:number-rows-spanned="1">
                  <text:p>Existen ficheros con líneas de más de 120 caracteres</text:p>
                </table:table-cell>
                <table:covered-table-cell table:number-columns-repeated="2" table:style-name="ce33"/>
                <table:table-cell table:style-name="ce48" office:value-type="float" office:value="0" calcext:value-type="float">
                  <text:p>0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</table:table-row-group>
            <table:table-row table:style-name="ro1" table:visibility="collapse">
              <table:table-cell table:style-name="ce26"/>
              <table:table-cell table:style-name="ce34" table:number-columns-spanned="4" table:number-rows-spanned="1"/>
              <table:covered-table-cell table:number-columns-repeated="3" table:style-name="ce42"/>
              <table:table-cell table:style-name="ce26"/>
              <table:table-cell table:style-name="ce19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19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6" office:value-type="string" calcext:value-type="string">
                <text:p>Existencia de Tabuladores</text:p>
              </table:table-cell>
              <table:table-cell table:style-name="ce14" office:value-type="string" calcext:value-type="string">
                <text:p>Sí</text:p>
              </table:table-cell>
              <table:table-cell table:style-name="ce45" office:value-type="percentage" office:value="0.3333" calcext:value-type="percentage">
                <text:p>33.33%</text:p>
              </table:table-cell>
              <table:table-cell table:style-name="ce46" office:value-type="float" office:value="0" calcext:value-type="float">
                <text:p>0</text:p>
              </table:table-cell>
              <table:table-cell table:style-name="ce19" table:formula="of:=[.D119]*[.E119]" office:value-type="float" office:value="0" calcext:value-type="float">
                <text:p>0</text:p>
              </table:table-cell>
              <table:table-cell table:style-name="ce19"/>
              <table:table-cell table:number-columns-repeated="249"/>
            </table:table-row>
            <table:table-row-group>
              <table:table-row table:style-name="ro1" table:visibility="collapse">
                <table:table-cell table:style-name="ce19"/>
                <table:table-cell table:style-name="ce26" table:number-columns-repeated="5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1" office:value-type="string" calcext:value-type="string" table:number-columns-spanned="4" table:number-rows-spanned="1">
                  <text:p>Se utiliza el caracter tabulador para identar el código fuente</text:p>
                </table:table-cell>
                <table:covered-table-cell table:number-columns-repeated="3" table:style-name="ce31"/>
                <table:table-cell table:style-name="ce51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12" table:number-columns-spanned="4" table:number-rows-spanned="1"/>
                <table:covered-table-cell table:number-columns-repeated="3"/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2" office:value-type="string" calcext:value-type="string" table:number-columns-spanned="3" table:number-rows-spanned="1">
                  <text:p>Existen Tabuladores en la indentación del código fuente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2" office:value-type="string" calcext:value-type="string" table:number-columns-spanned="3" table:number-rows-spanned="1">
                  <text:p>No existen Tabuladores en la indentación del código fuente</text:p>
                </table:table-cell>
                <table:covered-table-cell table:number-columns-repeated="2" table:style-name="ce33"/>
                <table:table-cell table:style-name="ce48" office:value-type="float" office:value="0" calcext:value-type="float">
                  <text:p>0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</table:table-row-group>
            <table:table-row table:style-name="ro1" table:visibility="collapse">
              <table:table-cell table:style-name="ce26"/>
              <table:table-cell table:style-name="ce34" table:number-columns-spanned="4" table:number-rows-spanned="1"/>
              <table:covered-table-cell table:number-columns-repeated="3" table:style-name="ce42"/>
              <table:table-cell table:style-name="ce26"/>
              <table:table-cell table:style-name="ce19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19" table:number-columns-repeated="2"/>
              <table:table-cell table:number-columns-repeated="248"/>
            </table:table-row>
            <table:table-row table:style-name="ro1" table:visibility="collapse">
              <table:table-cell table:style-name="ce19"/>
              <table:table-cell table:style-name="ce26" office:value-type="string" calcext:value-type="string">
                <text:p>Utilización de Nombres de variables confusos</text:p>
              </table:table-cell>
              <table:table-cell table:style-name="ce14" office:value-type="string" calcext:value-type="string">
                <text:p>Sí</text:p>
              </table:table-cell>
              <table:table-cell table:style-name="ce45" office:value-type="percentage" office:value="0.3333" calcext:value-type="percentage">
                <text:p>33.33%</text:p>
              </table:table-cell>
              <table:table-cell table:style-name="ce46" office:value-type="float" office:value="0" calcext:value-type="float">
                <text:p>0</text:p>
              </table:table-cell>
              <table:table-cell table:style-name="ce19" table:formula="of:=[.D129]*[.E129]" office:value-type="float" office:value="0" calcext:value-type="float">
                <text:p>0</text:p>
              </table:table-cell>
              <table:table-cell table:style-name="ce19" table:number-columns-repeated="2"/>
              <table:table-cell table:number-columns-repeated="248"/>
            </table:table-row>
            <table:table-row-group>
              <table:table-row table:style-name="ro1" table:visibility="collapse">
                <table:table-cell table:style-name="ce19"/>
                <table:table-cell table:style-name="ce35" table:number-columns-spanned="5" table:number-rows-spanned="1"/>
                <table:covered-table-cell table:number-columns-repeated="4" table:style-name="ce19"/>
                <table:table-cell table:style-name="ce19" table:number-columns-repeated="2"/>
                <table:table-cell table:number-columns-repeated="248"/>
              </table:table-row>
              <table:table-row table:style-name="ro1" table:visibility="collapse">
                <table:table-cell table:style-name="ce19"/>
                <table:table-cell table:style-name="ce36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6"/>
                <table:table-cell table:number-columns-repeated="251"/>
              </table:table-row>
              <table:table-row table:style-name="ro8" table:visibility="collapse">
                <table:table-cell table:style-name="ce19"/>
                <table:table-cell table:style-name="ce31" office:value-type="string" calcext:value-type="string" table:number-columns-spanned="4" table:number-rows-spanned="1">
                  <text:p>Existen variables del tipo 'l' o 'O' en el código fuente</text:p>
                </table:table-cell>
                <table:covered-table-cell table:number-columns-repeated="3" table:style-name="ce31"/>
                <table:table-cell table:style-name="ce51"/>
                <table:table-cell table:number-columns-repeated="250"/>
              </table:table-row>
              <table:table-row table:style-name="ro1" table:visibility="collapse">
                <table:table-cell table:style-name="ce19"/>
                <table:table-cell table:style-name="ce37" table:number-columns-spanned="4" table:number-rows-spanned="1"/>
                <table:covered-table-cell table:number-columns-repeated="3" table:style-name="ce43"/>
                <table:table-cell table:style-name="ce48"/>
                <table:table-cell table:number-columns-repeated="250"/>
              </table:table-row>
              <table:table-row table:style-name="ro1" table:visibility="collapse">
                <table:table-cell table:style-name="ce19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36" office:value-type="string" calcext:value-type="string">
                  <text:p>Score</text:p>
                </table:table-cell>
                <table:table-cell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/>
                <table:table-cell table:style-name="ce32" office:value-type="string" calcext:value-type="string" table:number-columns-spanned="3" table:number-rows-spanned="1">
                  <text:p>No existen variables del tipo 'l' o 'O' en el código fuente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52"/>
                <table:table-cell table:number-columns-repeated="250"/>
              </table:table-row>
              <table:table-row table:style-name="ro1" table:visibility="collapse">
                <table:table-cell/>
                <table:table-cell table:style-name="ce41" office:value-type="string" calcext:value-type="string" table:number-columns-spanned="3" table:number-rows-spanned="1">
                  <text:p>Existen variables del tipo 'l' o 'O' en el código fuente</text:p>
                </table:table-cell>
                <table:covered-table-cell table:number-columns-repeated="2" table:style-name="ce33"/>
                <table:table-cell table:style-name="ce48" office:value-type="float" office:value="0" calcext:value-type="float">
                  <text:p>0</text:p>
                </table:table-cell>
                <table:table-cell table:style-name="ce52"/>
                <table:table-cell table:number-columns-repeated="250"/>
              </table:table-row>
            </table:table-row-group>
            <table:table-row table:style-name="ro1" table:visibility="collapse">
              <table:table-cell table:number-columns-repeated="256"/>
            </table:table-row>
          </table:table-row-group>
        </table:table-row-group>
        <table:table-row table:style-name="ro4" table:number-rows-repeated="5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4" table:number-rows-repeated="2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4" table:number-rows-repeated="1048386">
          <table:table-cell table:number-columns-repeated="256"/>
        </table:table-row>
        <table:table-row table:style-name="ro4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Bitstream Vera Sans1" svg:font-family="'Bitstream Vera Sans'" style:font-pitch="variable"/>
    <style:font-face style:name="Tahoma" svg:font-family="Tahoma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Bitstream Vera Sans" fo:language="en" fo:country="US" style:font-name-asian="Bitstream Vera Sans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2P0"/>
    </number:currency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1" number:min-exponent-digits="1"/>
    </number:number-style>
    <number:number-style style:name="N150P0" style:volatile="true">
      <number:text>Yes</number:text>
    </number:number-style>
    <number:number-style style:name="N150P1" style:volatile="true">
      <number:text>Yes</number:text>
    </number:number-style>
    <number:number-style style:name="N150">
      <number:text>No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True</number:text>
    </number:number-style>
    <number:number-style style:name="N152P1" style:volatile="true">
      <number:text>True</number:text>
    </number:number-style>
    <number:number-style style:name="N152">
      <number:text>False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On</number:text>
    </number:number-style>
    <number:number-style style:name="N154P1" style:volatile="true">
      <number:text>On</number:text>
    </number:number-style>
    <number:number-style style:name="N154">
      <number:text>Off</number:text>
      <style:map style:condition="value()&gt;0" style:apply-style-name="N154P0"/>
      <style:map style:condition="value()&lt;0" style:apply-style-name="N154P1"/>
    </number:number-style>
    <number:currency-style style:name="N15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6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style:style style:name="Default" style:family="table-cell">
      <style:table-cell-properties style:rotation-align="none"/>
      <style:text-properties style:font-name="Arial1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ategory_20_Summary_20_Content" style:display-name="Category Summary Content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ategory_20_Summary_20_Headings" style:display-name="Category Summary Headings" style:family="table-cell" style:parent-style-name="Default">
      <style:table-cell-properties style:glyph-orientation-vertical="0" fo:background-color="#99ccff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Editable_20_Cell" style:display-name="Editable Cell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age_20_Summary_20_Content" style:display-name="Page Summary Content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Page_20_Summary_20_Headings" style:display-name="Page Summary Headings" style:family="table-cell" style:parent-style-name="Default">
      <style:table-cell-properties style:glyph-orientation-vertical="0" fo:background-color="#99ccff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age_20_Title_20_Content" style:display-name="Page Title Content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Sub-Category_20_Summary_20_Headings" style:display-name="Sub-Category Summary Headings" style:family="table-cell" style:parent-style-name="Default">
      <style:table-cell-properties style:glyph-orientation-vertical="0" fo:background-color="#ccccff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Sub-Category_20_Test_20_Headings" style:display-name="Sub-Category Test Headings" style:family="table-cell" style:parent-style-name="Default">
      <style:table-cell-properties style:glyph-orientation-vertical="0" fo:background-color="#ccffff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otal_20_Summary_20_Headings" style:display-name="Total Summary Headings" style:family="table-cell" style:parent-style-name="Default">
      <style:table-cell-properties style:glyph-orientation-vertical="0" fo:background-color="#ff8080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otal_20_Summary_20_Values" style:display-name="Total Summary Values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text-line-through-type="none" style:font-name="Arial1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style:num-format="1" style:print-orientation="portrait" fo:margin-top="0.9839in" fo:margin-bottom="0.9839in" fo:margin-left="0.748in" fo:margin-right="0.748in" style:first-page-number="continue" style:scale-to="7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3">00/00/0000</text:date>, <text:time style:data-style-name="N2" text:time-value="13:00:45.7832942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itle_20_and_20_License" style:display-name="PageStyle_Title and Licen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tegory_20_Ranking" style:display-name="PageStyle_Category Rankin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ategory_20_Rating_20_and_20_Metrics" style:display-name="PageStyle_Category Rating and Metric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unctionality_20_Rating" style:display-name="PageStyle_Functionality Ratin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Ezra Nugroho</meta:initial-creator>
    <meta:creation-date>2005-07-22T14:07:20</meta:creation-date>
    <dc:date>2016-02-13T13:16:59.092122878</dc:date>
    <meta:print-date>2005-07-25T11:10:23</meta:print-date>
    <dc:language>en-US</dc:language>
    <meta:editing-cycles>179</meta:editing-cycles>
    <meta:editing-duration>PT7H49M3S</meta:editing-duration>
    <dc:creator>sarroutbi </dc:creator>
    <meta:document-statistic meta:table-count="2" meta:cell-count="269" meta:object-count="0"/>
    <meta:user-defined meta:name="Info 1"/>
    <meta:user-defined meta:name="Info 2"/>
    <meta:user-defined meta:name="Info 3"/>
    <meta:user-defined meta:name="Info 4"/>
  </office:meta>
</office:document-meta>
</file>